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5000001DD806E7FF59B95C404.png" manifest:media-type="image/png"/>
  <manifest:file-entry manifest:full-path="Pictures/1000020100000292000001DF2679C61730BA9D1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draw:stroke-dash="Long_20_Dot" svg:stroke-width="0.106cm" svg:stroke-color="#ff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ff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  <style:text-properties fo:color="#c9211e" fo:font-size="13pt" style:font-size-asian="13pt" style:font-size-complex="13pt"/>
    </style:style>
    <style:style style:name="P4" style:family="paragraph">
      <loext:graphic-properties draw:fill="none" draw:fill-color="#ffffff"/>
      <style:paragraph-properties fo:text-align="center"/>
      <style:text-properties fo:color="#c9211e" fo:font-size="13pt" style:font-size-asian="13pt" style:font-size-complex="13pt"/>
    </style:style>
    <style:style style:name="P5" style:family="paragraph">
      <loext:graphic-properties draw:fill-color="#ffffff"/>
    </style:style>
    <style:style style:name="T1" style:family="text">
      <style:text-properties fo:color="#c9211e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17.409cm" svg:height="12.673cm" svg:x="4.921cm" svg:y="1.554cm">
          <draw:image xlink:href="Pictures/1000020100000292000001DF2679C61730BA9D1B.png" xlink:type="simple" xlink:show="embed" xlink:actuate="onLoad" loext:mime-type="image/png">
            <text:p/>
          </draw:image>
        </draw:frame>
        <draw:line draw:style-name="gr2" draw:text-style-name="P2" draw:layer="layout" svg:x1="7.9cm" svg:y1="12.4cm" svg:x2="7.9cm" svg:y2="11.2cm">
          <text:p/>
        </draw:line>
        <draw:line draw:style-name="gr3" draw:text-style-name="P2" draw:layer="layout" svg:x1="7.9cm" svg:y1="11.2cm" svg:x2="6.8cm" svg:y2="11.2cm">
          <text:p/>
        </draw:line>
        <draw:frame draw:style-name="gr4" draw:text-style-name="P4" draw:layer="layout" svg:width="2.2cm" svg:height="0.8cm" svg:x="6.8cm" svg:y="12.8cm">
          <draw:text-box>
            <text:p text:style-name="P3"><text:span text:style-name="T1">0.43A</text:span></text:p>
          </draw:text-box>
        </draw:frame>
        <draw:frame draw:style-name="gr4" draw:text-style-name="P4" draw:layer="layout" svg:width="2.2cm" svg:height="0.8cm" svg:x="4.8cm" svg:y="10.7cm">
          <draw:text-box>
            <text:p text:style-name="P3"><text:span text:style-name="T1">2.63V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draw:style-name="gr1" draw:text-style-name="P1" draw:layer="layout" svg:width="17.488cm" svg:height="12.62cm" svg:x="4.712cm" svg:y="1.58cm">
          <draw:image xlink:href="Pictures/1000020100000295000001DD806E7FF59B95C404.png" xlink:type="simple" xlink:show="embed" xlink:actuate="onLoad" loext:mime-type="image/png">
            <text:p/>
          </draw:image>
        </draw:frame>
        <draw:line draw:style-name="gr2" draw:text-style-name="P2" draw:layer="layout" svg:x1="7.9cm" svg:y1="12.4cm" svg:x2="7.9cm" svg:y2="11.6cm">
          <text:p/>
        </draw:line>
        <draw:line draw:style-name="gr3" draw:text-style-name="P2" draw:layer="layout" svg:x1="7.9cm" svg:y1="11.6cm" svg:x2="6.8cm" svg:y2="11.6cm">
          <text:p/>
        </draw:line>
        <draw:frame draw:style-name="gr4" draw:text-style-name="P4" draw:layer="layout" svg:width="2.2cm" svg:height="0.8cm" svg:x="6.8cm" svg:y="12.8cm">
          <draw:text-box>
            <text:p text:style-name="P3"><text:span text:style-name="T1">0.43A</text:span></text:p>
          </draw:text-box>
        </draw:frame>
        <draw:frame draw:style-name="gr4" draw:text-style-name="P4" draw:layer="layout" svg:width="2.2cm" svg:height="0.8cm" svg:x="4.8cm" svg:y="11.3cm">
          <draw:text-box>
            <text:p text:style-name="P3"><text:span text:style-name="T1">31%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8T20:01:30.248286104</meta:creation-date>
    <dc:date>2021-12-18T20:29:23.644512635</dc:date>
    <meta:editing-duration>PT1M53S</meta:editing-duration>
    <meta:editing-cycles>2</meta:editing-cycles>
    <meta:generator>LibreOffice/6.4.7.2$Linux_X86_64 LibreOffice_project/40$Build-2</meta:generator>
    <meta:document-statistic meta:object-count="35"/>
  </office:meta>
</office:document-meta>
</file>